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F00000125B5B417D2E7EF0BA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.6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1.7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5" style:family="graphic" style:parent-style-name="standard">
      <style:graphic-properties draw:stroke="solid" svg:stroke-width="0.159cm" svg:stroke-color="#bf0041" draw:marker-start-width="0.438cm" draw:marker-end-width="0.438cm" draw:fill="none" draw:textarea-horizontal-align="justify" draw:textarea-vertical-align="middle" draw:auto-grow-height="false" fo:min-height="0.598cm" fo:min-width="1.667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bf0041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1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" fo:font-size="3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atin Modern Sans" fo:font-size="26pt"/>
    </style:style>
    <style:style style:name="T1" style:family="text">
      <style:text-properties style:font-name="Latin Modern Sans"/>
    </style:style>
    <style:style style:name="T2" style:family="text">
      <style:text-properties style:font-name="Latin Modern Sans" fo:font-size="36pt" style:font-size-asian="36pt" style:font-size-complex="36pt"/>
    </style:style>
    <style:style style:name="T3" style:family="text">
      <style:text-properties fo:color="#999999" loext:opacity="100%" style:font-name="Latin Modern 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66cm" svg:height="7.751cm" svg:x="1.75cm" svg:y="5.25cm">
          <draw:image xlink:href="Pictures/10000201000003FF00000125B5B417D2E7EF0BAD.png" xlink:type="simple" xlink:show="embed" xlink:actuate="onLoad" draw:mime-type="image/png">
            <text:p/>
          </draw:image>
        </draw:frame>
        <draw:frame draw:style-name="gr2" draw:text-style-name="P3" draw:layer="layout" svg:width="4.117cm" svg:height="2.118cm" svg:x="9.25cm" svg:y="5.568cm">
          <draw:text-box>
            <text:p text:style-name="P2"><text:span text:style-name="T1">France</text:span></text:p>
          </draw:text-box>
        </draw:frame>
        <draw:frame draw:style-name="gr3" draw:text-style-name="P3" draw:layer="layout" svg:width="2.877cm" svg:height="2.118cm" svg:x="18.65cm" svg:y="5.568cm">
          <draw:text-box>
            <text:p text:style-name="P2"><text:span text:style-name="T1">Italy</text:span></text:p>
          </draw:text-box>
        </draw:frame>
        <draw:frame draw:style-name="gr4" draw:text-style-name="P5" draw:layer="layout" svg:width="7.1cm" svg:height="3.566cm" svg:x="12.4cm" svg:y="1.834cm">
          <draw:text-box>
            <text:p text:style-name="P4"><text:span text:style-name="T2">Frejus peak</text:span></text:p>
            <text:p text:style-name="P4"><text:span text:style-name="T3">2932 m</text:span></text:p>
          </draw:text-box>
        </draw:frame>
        <draw:custom-shape draw:style-name="gr5" draw:text-style-name="P1" draw:layer="layout" svg:width="3.177cm" svg:height="1.312cm" draw:transform="rotate (0.302640092295817) translate (13.227cm 1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25cm" svg:y1="13.5cm" svg:x2="14.55cm" svg:y2="12.4cm">
          <text:p/>
        </draw:line>
        <draw:frame draw:style-name="gr7" draw:text-style-name="P3" draw:layer="layout" svg:width="3.076cm" svg:height="2.118cm" svg:x="10.674cm" svg:y="13.132cm">
          <draw:text-box>
            <text:p text:style-name="P2"><text:span text:style-name="T1">LS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9T17:08:33.474764469</meta:creation-date>
    <dc:date>2020-11-19T17:28:37.122677941</dc:date>
    <meta:editing-duration>PT11M14S</meta:editing-duration>
    <meta:editing-cycles>7</meta:editing-cycles>
    <meta:generator>LibreOffice/7.0.3.1$Linux_X86_64 LibreOffice_project/00$Build-1</meta:generator>
    <meta:document-statistic meta:object-count="7"/>
  </office:meta>
</office:document-meta>
</file>